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ute-TI-info" table:style-name="ta1">
        <table:shapes>
          <draw:frame draw:z-index="0" draw:style-name="gr1" draw:text-style-name="P1" svg:width="8.3433in" svg:height="5.1138in" svg:x="5.0252in" svg:y="1.6209in">
            <draw:object draw:notify-on-update-of-ranges="'compute-TI-info'.A1:'compute-TI-info'.A1 'compute-TI-info'.A2:'compute-TI-info'.A102 'compute-TI-info'.D1:'compute-TI-info'.D1 'compute-TI-info'.D2:'compute-TI-info'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I-error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2.905553669408" calcext:value-type="float">
            <text:p>-22.905553669408</text:p>
          </table:table-cell>
          <table:table-cell office:value-type="float" office:value="-22.9055682758695" calcext:value-type="float">
            <text:p>-22.9055682758695</text:p>
          </table:table-cell>
          <table:table-cell table:formula="of:=100*([.B2]-[.C2])/[.C2]" office:value-type="float" office:value="-0.0000637681690415761" calcext:value-type="float">
            <text:p>-6.37681690415761E-0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-23.1417261486239" calcext:value-type="float">
            <text:p>-23.1417261486239</text:p>
          </table:table-cell>
          <table:table-cell table:formula="of:=100*([.B3]-[.C3])/[.C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-23.2338121595278" calcext:value-type="float">
            <text:p>-23.2338121595278</text:p>
          </table:table-cell>
          <table:table-cell table:formula="of:=100*([.B4]-[.C4])/[.C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-23.2330666389633" calcext:value-type="float">
            <text:p>-23.2330666389633</text:p>
          </table:table-cell>
          <table:table-cell table:formula="of:=100*([.B5]-[.C5])/[.C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-23.2473909145284" calcext:value-type="float">
            <text:p>-23.2473909145284</text:p>
          </table:table-cell>
          <table:table-cell table:formula="of:=100*([.B6]-[.C6])/[.C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-23.2573205641036" calcext:value-type="float">
            <text:p>-23.2573205641036</text:p>
          </table:table-cell>
          <table:table-cell table:formula="of:=100*([.B7]-[.C7])/[.C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-23.272056278428" calcext:value-type="float">
            <text:p>-23.272056278428</text:p>
          </table:table-cell>
          <table:table-cell table:formula="of:=100*([.B8]-[.C8])/[.C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-23.2900576096388" calcext:value-type="float">
            <text:p>-23.2900576096388</text:p>
          </table:table-cell>
          <table:table-cell table:formula="of:=100*([.B9]-[.C9])/[.C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-23.3055481084745" calcext:value-type="float">
            <text:p>-23.3055481084745</text:p>
          </table:table-cell>
          <table:table-cell table:formula="of:=100*([.B10]-[.C10])/[.C1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23.3203929242737" calcext:value-type="float">
            <text:p>-23.3203929242737</text:p>
          </table:table-cell>
          <table:table-cell office:value-type="float" office:value="-23.3203929242738" calcext:value-type="float">
            <text:p>-23.3203929242738</text:p>
          </table:table-cell>
          <table:table-cell table:formula="of:=100*([.B11]-[.C11])/[.C11]" office:value-type="float" office:value="-0.00000000000042656221" calcext:value-type="float">
            <text:p>-4.26562208147321E-1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-23.3217573949721" calcext:value-type="float">
            <text:p>-23.3217573949721</text:p>
          </table:table-cell>
          <table:table-cell table:formula="of:=100*([.B12]-[.C12])/[.C1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-23.3289629957377" calcext:value-type="float">
            <text:p>-23.3289629957377</text:p>
          </table:table-cell>
          <table:table-cell table:formula="of:=100*([.B13]-[.C13])/[.C1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-23.3311962127646" calcext:value-type="float">
            <text:p>-23.3311962127646</text:p>
          </table:table-cell>
          <table:table-cell table:formula="of:=100*([.B14]-[.C14])/[.C1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23.3401476398476" calcext:value-type="float">
            <text:p>-23.3401476398476</text:p>
          </table:table-cell>
          <table:table-cell office:value-type="float" office:value="-23.3401476398477" calcext:value-type="float">
            <text:p>-23.3401476398477</text:p>
          </table:table-cell>
          <table:table-cell table:formula="of:=100*([.B15]-[.C15])/[.C15]" office:value-type="float" office:value="-0.00000000000042620117" calcext:value-type="float">
            <text:p>-4.26201172937667E-13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-23.3408590227575" calcext:value-type="float">
            <text:p>-23.3408590227575</text:p>
          </table:table-cell>
          <table:table-cell table:formula="of:=100*([.B16]-[.C16])/[.C1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-23.3485949381837" calcext:value-type="float">
            <text:p>-23.3485949381837</text:p>
          </table:table-cell>
          <table:table-cell table:formula="of:=100*([.B17]-[.C17])/[.C1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-23.3492091555058" calcext:value-type="float">
            <text:p>-23.3492091555058</text:p>
          </table:table-cell>
          <table:table-cell table:formula="of:=100*([.B18]-[.C18])/[.C1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-23.3502492592657" calcext:value-type="float">
            <text:p>-23.3502492592657</text:p>
          </table:table-cell>
          <table:table-cell table:formula="of:=100*([.B19]-[.C19])/[.C1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-23.3577443631015" calcext:value-type="float">
            <text:p>-23.3577443631015</text:p>
          </table:table-cell>
          <table:table-cell table:formula="of:=100*([.B20]-[.C20])/[.C2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3.3581718074127" calcext:value-type="float">
            <text:p>-23.3581718074127</text:p>
          </table:table-cell>
          <table:table-cell office:value-type="float" office:value="-23.3581718074128" calcext:value-type="float">
            <text:p>-23.3581718074128</text:p>
          </table:table-cell>
          <table:table-cell table:formula="of:=100*([.B21]-[.C21])/[.C21]" office:value-type="float" office:value="-0.0000000000004258723" calcext:value-type="float">
            <text:p>-4.25872297826172E-13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-23.3635409651262" calcext:value-type="float">
            <text:p>-23.3635409651262</text:p>
          </table:table-cell>
          <table:table-cell table:formula="of:=100*([.B22]-[.C22])/[.C2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-23.3523918707493" calcext:value-type="float">
            <text:p>-23.3523918707493</text:p>
          </table:table-cell>
          <table:table-cell table:formula="of:=100*([.B23]-[.C23])/[.C2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-23.3590913493459" calcext:value-type="float">
            <text:p>-23.3590913493459</text:p>
          </table:table-cell>
          <table:table-cell table:formula="of:=100*([.B24]-[.C24])/[.C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-23.3622501682743" calcext:value-type="float">
            <text:p>-23.3622501682743</text:p>
          </table:table-cell>
          <table:table-cell table:formula="of:=100*([.B25]-[.C25])/[.C2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-23.3656350689926" calcext:value-type="float">
            <text:p>-23.3656350689926</text:p>
          </table:table-cell>
          <table:table-cell table:formula="of:=100*([.B26]-[.C26])/[.C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-23.3671919151441" calcext:value-type="float">
            <text:p>-23.3671919151441</text:p>
          </table:table-cell>
          <table:table-cell table:formula="of:=100*([.B27]-[.C27])/[.C2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-23.358813632194" calcext:value-type="float">
            <text:p>-23.358813632194</text:p>
          </table:table-cell>
          <table:table-cell table:formula="of:=100*([.B28]-[.C28])/[.C2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-23.3621520091812" calcext:value-type="float">
            <text:p>-23.3621520091812</text:p>
          </table:table-cell>
          <table:table-cell office:value-type="float" office:value="-23.3621520091811" calcext:value-type="float">
            <text:p>-23.3621520091811</text:p>
          </table:table-cell>
          <table:table-cell table:formula="of:=100*([.B29]-[.C29])/[.C29]" office:value-type="float" office:value="0.00000000000044100688" calcext:value-type="float">
            <text:p>4.41006875756674E-13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-23.3695237853499" calcext:value-type="float">
            <text:p>-23.3695237853499</text:p>
          </table:table-cell>
          <table:table-cell table:formula="of:=100*([.B30]-[.C30])/[.C3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-23.351446001433" calcext:value-type="float">
            <text:p>-23.351446001433</text:p>
          </table:table-cell>
          <table:table-cell office:value-type="float" office:value="-23.3514460014331" calcext:value-type="float">
            <text:p>-23.3514460014331</text:p>
          </table:table-cell>
          <table:table-cell table:formula="of:=100*([.B31]-[.C31])/[.C31]" office:value-type="float" office:value="-0.00000000000042599496" calcext:value-type="float">
            <text:p>-4.25994959799531E-13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23.3653501232655" calcext:value-type="float">
            <text:p>-23.3653501232655</text:p>
          </table:table-cell>
          <table:table-cell office:value-type="float" office:value="-23.3653501232654" calcext:value-type="float">
            <text:p>-23.3653501232654</text:p>
          </table:table-cell>
          <table:table-cell table:formula="of:=100*([.B32]-[.C32])/[.C32]" office:value-type="float" office:value="0.00000000000042574146" calcext:value-type="float">
            <text:p>4.25741461102111E-13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2" office:value-type="float" office:value="-23.3619508771947" calcext:value-type="float">
            <text:p>-23.3619508771947</text:p>
          </table:table-cell>
          <table:table-cell table:formula="of:=100*([.B33]-[.C33])/[.C3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2" office:value-type="float" office:value="-23.3696277013751" calcext:value-type="float">
            <text:p>-23.3696277013751</text:p>
          </table:table-cell>
          <table:table-cell table:formula="of:=100*([.B34]-[.C34])/[.C3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-23.3597720236577" calcext:value-type="float">
            <text:p>-23.3597720236577</text:p>
          </table:table-cell>
          <table:table-cell office:value-type="float" office:value="-23.3597720236578" calcext:value-type="float">
            <text:p>-23.3597720236578</text:p>
          </table:table-cell>
          <table:table-cell table:formula="of:=100*([.B35]-[.C35])/[.C35]" office:value-type="float" office:value="-0.00000000000042584312" calcext:value-type="float">
            <text:p>-4.25843124263665E-13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2" office:value-type="float" office:value="-23.3583808788744" calcext:value-type="float">
            <text:p>-23.3583808788744</text:p>
          </table:table-cell>
          <table:table-cell table:formula="of:=100*([.B36]-[.C36])/[.C3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2" office:value-type="float" office:value="-23.3578675508907" calcext:value-type="float">
            <text:p>-23.3578675508907</text:p>
          </table:table-cell>
          <table:table-cell table:formula="of:=100*([.B37]-[.C37])/[.C3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-23.3504238358773" calcext:value-type="float">
            <text:p>-23.3504238358773</text:p>
          </table:table-cell>
          <table:table-cell office:value-type="float" office:value="-23.3504238358774" calcext:value-type="float">
            <text:p>-23.3504238358774</text:p>
          </table:table-cell>
          <table:table-cell table:formula="of:=100*([.B38]-[.C38])/[.C38]" office:value-type="float" office:value="-0.00000000000042601361" calcext:value-type="float">
            <text:p>-4.2601360774262E-13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23.3659211479929" calcext:value-type="float">
            <text:p>-23.3659211479929</text:p>
          </table:table-cell>
          <table:table-cell office:value-type="float" office:value="-23.365921147993" calcext:value-type="float">
            <text:p>-23.365921147993</text:p>
          </table:table-cell>
          <table:table-cell table:formula="of:=100*([.B39]-[.C39])/[.C39]" office:value-type="float" office:value="-0.00000000000042573106" calcext:value-type="float">
            <text:p>-4.25731056680205E-13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-23.3579263413715" calcext:value-type="float">
            <text:p>-23.3579263413715</text:p>
          </table:table-cell>
          <table:table-cell office:value-type="float" office:value="-23.3579263413714" calcext:value-type="float">
            <text:p>-23.3579263413714</text:p>
          </table:table-cell>
          <table:table-cell table:formula="of:=100*([.B40]-[.C40])/[.C40]" office:value-type="float" office:value="0.00000000000042587677" calcext:value-type="float">
            <text:p>4.25876773274273E-13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-23.3650364618455" calcext:value-type="float">
            <text:p>-23.3650364618455</text:p>
          </table:table-cell>
          <table:table-cell office:value-type="float" office:value="-23.3650364618454" calcext:value-type="float">
            <text:p>-23.3650364618454</text:p>
          </table:table-cell>
          <table:table-cell table:formula="of:=100*([.B41]-[.C41])/[.C41]" office:value-type="float" office:value="0.00000000000042574718" calcext:value-type="float">
            <text:p>4.25747176422584E-13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23.3514275752427" calcext:value-type="float">
            <text:p>-23.3514275752427</text:p>
          </table:table-cell>
          <table:table-cell office:value-type="float" office:value="-23.3514275752428" calcext:value-type="float">
            <text:p>-23.3514275752428</text:p>
          </table:table-cell>
          <table:table-cell table:formula="of:=100*([.B42]-[.C42])/[.C42]" office:value-type="float" office:value="-0.0000000000004259953" calcext:value-type="float">
            <text:p>-4.2599529594447E-13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2" office:value-type="float" office:value="-23.3567242308164" calcext:value-type="float">
            <text:p>-23.3567242308164</text:p>
          </table:table-cell>
          <table:table-cell table:formula="of:=100*([.B43]-[.C43])/[.C4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2" office:value-type="float" office:value="-23.3588735891847" calcext:value-type="float">
            <text:p>-23.3588735891847</text:p>
          </table:table-cell>
          <table:table-cell table:formula="of:=100*([.B44]-[.C44])/[.C4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2" office:value-type="float" office:value="-23.3620754653193" calcext:value-type="float">
            <text:p>-23.3620754653193</text:p>
          </table:table-cell>
          <table:table-cell table:formula="of:=100*([.B45]-[.C45])/[.C4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2" office:value-type="float" office:value="-23.3554075964788" calcext:value-type="float">
            <text:p>-23.3554075964788</text:p>
          </table:table-cell>
          <table:table-cell table:formula="of:=100*([.B46]-[.C46])/[.C4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 office:value-type="float" office:value="-23.3591389446815" calcext:value-type="float">
            <text:p>-23.3591389446815</text:p>
          </table:table-cell>
          <table:table-cell table:formula="of:=100*([.B47]-[.C47])/[.C4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2" office:value-type="float" office:value="-23.3435370415924" calcext:value-type="float">
            <text:p>-23.3435370415924</text:p>
          </table:table-cell>
          <table:table-cell table:formula="of:=100*([.B48]-[.C48])/[.C4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2" office:value-type="float" office:value="-23.348564441228" calcext:value-type="float">
            <text:p>-23.348564441228</text:p>
          </table:table-cell>
          <table:table-cell table:formula="of:=100*([.B49]-[.C49])/[.C4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-23.3537880119624" calcext:value-type="float">
            <text:p>-23.3537880119624</text:p>
          </table:table-cell>
          <table:table-cell office:value-type="float" office:value="-23.3537880119623" calcext:value-type="float">
            <text:p>-23.3537880119623</text:p>
          </table:table-cell>
          <table:table-cell table:formula="of:=100*([.B50]-[.C50])/[.C50]" office:value-type="float" office:value="0.00000000000042595224" calcext:value-type="float">
            <text:p>4.25952239334622E-13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2" office:value-type="float" office:value="-23.3494085091793" calcext:value-type="float">
            <text:p>-23.3494085091793</text:p>
          </table:table-cell>
          <table:table-cell table:formula="of:=100*([.B51]-[.C51])/[.C5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-23.3566113448564" calcext:value-type="float">
            <text:p>-23.3566113448564</text:p>
          </table:table-cell>
          <table:table-cell table:formula="of:=100*([.B52]-[.C52])/[.C5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2" office:value-type="float" office:value="-23.3514355465126" calcext:value-type="float">
            <text:p>-23.3514355465126</text:p>
          </table:table-cell>
          <table:table-cell table:formula="of:=100*([.B53]-[.C53])/[.C5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-23.3513627177451" calcext:value-type="float">
            <text:p>-23.3513627177451</text:p>
          </table:table-cell>
          <table:table-cell office:value-type="float" office:value="-23.3513627177452" calcext:value-type="float">
            <text:p>-23.3513627177452</text:p>
          </table:table-cell>
          <table:table-cell table:formula="of:=100*([.B54]-[.C54])/[.C54]" office:value-type="float" office:value="-0.00000000000042599648" calcext:value-type="float">
            <text:p>-4.2599647912976E-13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-23.349630138298" calcext:value-type="float">
            <text:p>-23.349630138298</text:p>
          </table:table-cell>
          <table:table-cell office:value-type="float" office:value="-23.3496301382979" calcext:value-type="float">
            <text:p>-23.3496301382979</text:p>
          </table:table-cell>
          <table:table-cell table:formula="of:=100*([.B55]-[.C55])/[.C55]" office:value-type="float" office:value="0.00000000000042602809" calcext:value-type="float">
            <text:p>4.26028088741561E-13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2" office:value-type="float" office:value="-23.3444229739376" calcext:value-type="float">
            <text:p>-23.3444229739376</text:p>
          </table:table-cell>
          <table:table-cell table:formula="of:=100*([.B56]-[.C56])/[.C5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2" office:value-type="float" office:value="-23.3536705364997" calcext:value-type="float">
            <text:p>-23.3536705364997</text:p>
          </table:table-cell>
          <table:table-cell table:formula="of:=100*([.B57]-[.C57])/[.C5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-23.3486373007039" calcext:value-type="float">
            <text:p>-23.3486373007039</text:p>
          </table:table-cell>
          <table:table-cell office:value-type="float" office:value="-23.3486373007038" calcext:value-type="float">
            <text:p>-23.3486373007038</text:p>
          </table:table-cell>
          <table:table-cell table:formula="of:=100*([.B58]-[.C58])/[.C58]" office:value-type="float" office:value="0.0000000000004260462" calcext:value-type="float">
            <text:p>4.26046204432734E-13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-23.3564130211574" calcext:value-type="float">
            <text:p>-23.3564130211574</text:p>
          </table:table-cell>
          <table:table-cell office:value-type="float" office:value="-23.3564130211573" calcext:value-type="float">
            <text:p>-23.3564130211573</text:p>
          </table:table-cell>
          <table:table-cell table:formula="of:=100*([.B59]-[.C59])/[.C59]" office:value-type="float" office:value="0.00000000000042590437" calcext:value-type="float">
            <text:p>4.25904366891886E-13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-23.3524315466936" calcext:value-type="float">
            <text:p>-23.3524315466936</text:p>
          </table:table-cell>
          <table:table-cell office:value-type="float" office:value="-23.3524315466937" calcext:value-type="float">
            <text:p>-23.3524315466937</text:p>
          </table:table-cell>
          <table:table-cell table:formula="of:=100*([.B60]-[.C60])/[.C60]" office:value-type="float" office:value="-0.00000000000042597698" calcext:value-type="float">
            <text:p>-4.25976981486958E-13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2" office:value-type="float" office:value="-23.3527576163795" calcext:value-type="float">
            <text:p>-23.3527576163795</text:p>
          </table:table-cell>
          <table:table-cell table:formula="of:=100*([.B61]-[.C61])/[.C6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float" office:value="-23.3519027932151" calcext:value-type="float">
            <text:p>-23.3519027932151</text:p>
          </table:table-cell>
          <table:table-cell table:formula="of:=100*([.B62]-[.C62])/[.C6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2" office:value-type="float" office:value="-23.3511501768012" calcext:value-type="float">
            <text:p>-23.3511501768012</text:p>
          </table:table-cell>
          <table:table-cell table:formula="of:=100*([.B63]-[.C63])/[.C6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2" office:value-type="float" office:value="-23.3506033830523" calcext:value-type="float">
            <text:p>-23.3506033830523</text:p>
          </table:table-cell>
          <table:table-cell table:formula="of:=100*([.B64]-[.C64])/[.C6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2" office:value-type="float" office:value="-23.3599657735339" calcext:value-type="float">
            <text:p>-23.3599657735339</text:p>
          </table:table-cell>
          <table:table-cell table:formula="of:=100*([.B65]-[.C65])/[.C6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2" office:value-type="float" office:value="-23.3448720850972" calcext:value-type="float">
            <text:p>-23.3448720850972</text:p>
          </table:table-cell>
          <table:table-cell table:formula="of:=100*([.B66]-[.C66])/[.C6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2" office:value-type="float" office:value="-23.342507589274" calcext:value-type="float">
            <text:p>-23.342507589274</text:p>
          </table:table-cell>
          <table:table-cell table:formula="of:=100*([.B67]-[.C67])/[.C6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-23.3385949997363" calcext:value-type="float">
            <text:p>-23.3385949997363</text:p>
          </table:table-cell>
          <table:table-cell office:value-type="float" office:value="-23.3385949997364" calcext:value-type="float">
            <text:p>-23.3385949997364</text:p>
          </table:table-cell>
          <table:table-cell table:formula="of:=100*([.B68]-[.C68])/[.C68]" office:value-type="float" office:value="-0.00000000000042622953" calcext:value-type="float">
            <text:p>-4.26229526702604E-13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 office:value-type="float" office:value="-23.3532340068915" calcext:value-type="float">
            <text:p>-23.3532340068915</text:p>
          </table:table-cell>
          <table:table-cell table:formula="of:=100*([.B69]-[.C69])/[.C6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 office:value-type="float" office:value="-23.3507227763152" calcext:value-type="float">
            <text:p>-23.3507227763152</text:p>
          </table:table-cell>
          <table:table-cell table:formula="of:=100*([.B70]-[.C70])/[.C7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2" office:value-type="float" office:value="-23.3513307243898" calcext:value-type="float">
            <text:p>-23.3513307243898</text:p>
          </table:table-cell>
          <table:table-cell table:formula="of:=100*([.B71]-[.C71])/[.C7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 office:value-type="float" office:value="-23.3443562843871" calcext:value-type="float">
            <text:p>-23.3443562843871</text:p>
          </table:table-cell>
          <table:table-cell table:formula="of:=100*([.B72]-[.C72])/[.C7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 office:value-type="float" office:value="-23.3424233580459" calcext:value-type="float">
            <text:p>-23.3424233580459</text:p>
          </table:table-cell>
          <table:table-cell table:formula="of:=100*([.B73]-[.C73])/[.C7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 office:value-type="float" office:value="-23.3385126597775" calcext:value-type="float">
            <text:p>-23.3385126597775</text:p>
          </table:table-cell>
          <table:table-cell table:formula="of:=100*([.B74]-[.C74])/[.C7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-23.3522846730853" calcext:value-type="float">
            <text:p>-23.3522846730853</text:p>
          </table:table-cell>
          <table:table-cell office:value-type="float" office:value="-23.3522846730852" calcext:value-type="float">
            <text:p>-23.3522846730852</text:p>
          </table:table-cell>
          <table:table-cell table:formula="of:=100*([.B75]-[.C75])/[.C75]" office:value-type="float" office:value="0.00000000000042597966" calcext:value-type="float">
            <text:p>4.25979660658495E-13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 office:value-type="float" office:value="-23.3282131085211" calcext:value-type="float">
            <text:p>-23.3282131085211</text:p>
          </table:table-cell>
          <table:table-cell table:formula="of:=100*([.B76]-[.C76])/[.C7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-23.3337734692514" calcext:value-type="float">
            <text:p>-23.3337734692514</text:p>
          </table:table-cell>
          <table:table-cell office:value-type="float" office:value="-23.3337734692513" calcext:value-type="float">
            <text:p>-23.3337734692513</text:p>
          </table:table-cell>
          <table:table-cell table:formula="of:=100*([.B77]-[.C77])/[.C77]" office:value-type="float" office:value="0.0000000000004263176" calcext:value-type="float">
            <text:p>4.26317599840854E-13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2" office:value-type="float" office:value="-23.3302294961096" calcext:value-type="float">
            <text:p>-23.3302294961096</text:p>
          </table:table-cell>
          <table:table-cell table:formula="of:=100*([.B78]-[.C78])/[.C7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2" office:value-type="float" office:value="-23.3519910457432" calcext:value-type="float">
            <text:p>-23.3519910457432</text:p>
          </table:table-cell>
          <table:table-cell table:formula="of:=100*([.B79]-[.C79])/[.C7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2" office:value-type="float" office:value="-23.3403383628162" calcext:value-type="float">
            <text:p>-23.3403383628162</text:p>
          </table:table-cell>
          <table:table-cell table:formula="of:=100*([.B80]-[.C80])/[.C8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2" office:value-type="float" office:value="-23.3394255207807" calcext:value-type="float">
            <text:p>-23.3394255207807</text:p>
          </table:table-cell>
          <table:table-cell table:formula="of:=100*([.B81]-[.C81])/[.C8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 office:value-type="float" office:value="-23.3419072542272" calcext:value-type="float">
            <text:p>-23.3419072542272</text:p>
          </table:table-cell>
          <table:table-cell table:formula="of:=100*([.B82]-[.C82])/[.C8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-23.3465859377234" calcext:value-type="float">
            <text:p>-23.3465859377234</text:p>
          </table:table-cell>
          <table:table-cell office:value-type="float" office:value="-23.3465859377235" calcext:value-type="float">
            <text:p>-23.3465859377235</text:p>
          </table:table-cell>
          <table:table-cell table:formula="of:=100*([.B83]-[.C83])/[.C83]" office:value-type="float" office:value="-0.00000000000042608364" calcext:value-type="float">
            <text:p>-4.26083639259993E-13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-23.3335520765615" calcext:value-type="float">
            <text:p>-23.3335520765615</text:p>
          </table:table-cell>
          <table:table-cell office:value-type="float" office:value="-23.3335520765616" calcext:value-type="float">
            <text:p>-23.3335520765616</text:p>
          </table:table-cell>
          <table:table-cell table:formula="of:=100*([.B84]-[.C84])/[.C84]" office:value-type="float" office:value="-0.00000000000042632164" calcext:value-type="float">
            <text:p>-4.26321644814366E-13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2" office:value-type="float" office:value="-23.3479997924902" calcext:value-type="float">
            <text:p>-23.3479997924902</text:p>
          </table:table-cell>
          <table:table-cell table:formula="of:=100*([.B85]-[.C85])/[.C8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2" office:value-type="float" office:value="-23.3367434670427" calcext:value-type="float">
            <text:p>-23.3367434670427</text:p>
          </table:table-cell>
          <table:table-cell table:formula="of:=100*([.B86]-[.C86])/[.C8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2" office:value-type="float" office:value="-23.3396322654327" calcext:value-type="float">
            <text:p>-23.3396322654327</text:p>
          </table:table-cell>
          <table:table-cell table:formula="of:=100*([.B87]-[.C87])/[.C8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2" office:value-type="float" office:value="-23.3438028128725" calcext:value-type="float">
            <text:p>-23.3438028128725</text:p>
          </table:table-cell>
          <table:table-cell table:formula="of:=100*([.B88]-[.C88])/[.C8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" office:value-type="float" office:value="-23.3359586287869" calcext:value-type="float">
            <text:p>-23.3359586287869</text:p>
          </table:table-cell>
          <table:table-cell table:formula="of:=100*([.B89]-[.C89])/[.C8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2" office:value-type="float" office:value="-23.3351713837197" calcext:value-type="float">
            <text:p>-23.3351713837197</text:p>
          </table:table-cell>
          <table:table-cell table:formula="of:=100*([.B90]-[.C90])/[.C9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-23.3449354645243" calcext:value-type="float">
            <text:p>-23.3449354645243</text:p>
          </table:table-cell>
          <table:table-cell office:value-type="float" office:value="-23.3449354645242" calcext:value-type="float">
            <text:p>-23.3449354645242</text:p>
          </table:table-cell>
          <table:table-cell table:formula="of:=100*([.B91]-[.C91])/[.C91]" office:value-type="float" office:value="0.00000000000042611376" calcext:value-type="float">
            <text:p>4.26113763122547E-13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23.3331252489925" calcext:value-type="float">
            <text:p>-23.3331252489925</text:p>
          </table:table-cell>
          <table:table-cell office:value-type="float" office:value="-23.3331252489924" calcext:value-type="float">
            <text:p>-23.3331252489924</text:p>
          </table:table-cell>
          <table:table-cell table:formula="of:=100*([.B92]-[.C92])/[.C92]" office:value-type="float" office:value="0.00000000000042632944" calcext:value-type="float">
            <text:p>4.26329443419542E-13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" office:value-type="float" office:value="-23.3419839060947" calcext:value-type="float">
            <text:p>-23.3419839060947</text:p>
          </table:table-cell>
          <table:table-cell table:formula="of:=100*([.B93]-[.C93])/[.C9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-23.3305394511133" calcext:value-type="float">
            <text:p>-23.3305394511133</text:p>
          </table:table-cell>
          <table:table-cell office:value-type="float" office:value="-23.3305394511132" calcext:value-type="float">
            <text:p>-23.3305394511132</text:p>
          </table:table-cell>
          <table:table-cell table:formula="of:=100*([.B94]-[.C94])/[.C94]" office:value-type="float" office:value="0.00000000000042637669" calcext:value-type="float">
            <text:p>4.26376694867497E-13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-23.3377650388586" calcext:value-type="float">
            <text:p>-23.3377650388586</text:p>
          </table:table-cell>
          <table:table-cell office:value-type="float" office:value="-23.3377650388587" calcext:value-type="float">
            <text:p>-23.3377650388587</text:p>
          </table:table-cell>
          <table:table-cell table:formula="of:=100*([.B95]-[.C95])/[.C95]" office:value-type="float" office:value="-0.00000000000042624468" calcext:value-type="float">
            <text:p>-4.26244684702159E-13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2" office:value-type="float" office:value="-23.3365225927583" calcext:value-type="float">
            <text:p>-23.3365225927583</text:p>
          </table:table-cell>
          <table:table-cell table:formula="of:=100*([.B96]-[.C96])/[.C9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2" office:value-type="float" office:value="-23.3268747709445" calcext:value-type="float">
            <text:p>-23.3268747709445</text:p>
          </table:table-cell>
          <table:table-cell table:formula="of:=100*([.B97]-[.C97])/[.C9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2" office:value-type="float" office:value="-23.3308647815327" calcext:value-type="float">
            <text:p>-23.3308647815327</text:p>
          </table:table-cell>
          <table:table-cell table:formula="of:=100*([.B98]-[.C98])/[.C9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2" office:value-type="float" office:value="-23.335194113643" calcext:value-type="float">
            <text:p>-23.335194113643</text:p>
          </table:table-cell>
          <table:table-cell table:formula="of:=100*([.B99]-[.C99])/[.C9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2" office:value-type="float" office:value="-23.3256789469848" calcext:value-type="float">
            <text:p>-23.3256789469848</text:p>
          </table:table-cell>
          <table:table-cell table:formula="of:=100*([.B100]-[.C100])/[.C10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" office:value-type="float" office:value="-23.3371522068361" calcext:value-type="float">
            <text:p>-23.3371522068361</text:p>
          </table:table-cell>
          <table:table-cell table:formula="of:=100*([.B101]-[.C101])/[.C10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-23.3434797624941" calcext:value-type="float">
            <text:p>-23.3434797624941</text:p>
          </table:table-cell>
          <table:table-cell table:formula="of:=100*([.B102]-[.C102])/[.C102]" office:value-type="float" office:value="-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7T13:54:12.683073412</dc:date>
    <meta:editing-duration>PT23M47S</meta:editing-duration>
    <meta:editing-cycles>6</meta:editing-cycles>
    <meta:generator>LibreOffice/7.3.7.2$Linux_X86_64 LibreOffice_project/30$Build-2</meta:generator>
    <meta:document-statistic meta:table-count="1" meta:cell-count="4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93cm" svg:height="12.99cm" xlink:href=".." xlink:type="simple" chart:class="chart:scatter" chart:style-name="ch1">
        <chart:legend chart:legend-position="end" svg:x="18.738cm" svg:y="6.196cm" style:legend-expansion="high" chart:style-name="ch2"/>
        <chart:plot-area chart:style-name="ch3" table:cell-range-address="'compute-TI-info'.A1:'compute-TI-info'.A102 'compute-TI-info'.D1:'compute-TI-info'.D102" chart:data-source-has-labels="row" svg:x="0.423cm" svg:y="0.259cm" svg:width="17.892cm" svg:height="12.472cm">
          <chart:coordinate-region svg:x="1.997cm" svg:y="0.458cm" svg:width="15.853cm" svg:height="12.0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mpute-TI-info'.D2:'compute-TI-info'.D102" chart:label-cell-address="'compute-TI-info'.D1:'compute-TI-info'.D1" chart:class="chart:scatter">
            <chart:domain table:cell-range-address="'compute-TI-info'.A2:'compute-TI-info'.A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-error</text:p>
                <draw:g>
                  <svg:desc>'compute-TI-info'.D1:'compute-TI-info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ute-TI-info'.A2:'compute-TI-info'.A102</svg:desc>
                </draw:g>
              </table:table-cell>
              <table:table-cell office:value-type="float" office:value="-0.0000637681690415761">
                <text:p>-0.0000637681690415761</text:p>
                <draw:g>
                  <svg:desc>'compute-TI-info'.D2:'compute-TI-info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-0.00000000000042656221">
                <text:p>-0.00000000000042656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-0.00000000000042620117">
                <text:p>-0.00000000000042620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-0.0000000000004258723">
                <text:p>-0.0000000000004258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0.00000000000044100688">
                <text:p>0.00000000000044100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-0.00000000000042599496">
                <text:p>-0.00000000000042599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0.00000000000042574146">
                <text:p>0.00000000000042574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-0.00000000000042584312">
                <text:p>-0.00000000000042584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-0.00000000000042601361">
                <text:p>-0.00000000000042601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-0.00000000000042573106">
                <text:p>-0.00000000000042573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0.00000000000042587677">
                <text:p>0.000000000000425876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0.00000000000042574718">
                <text:p>0.000000000000425747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-0.0000000000004259953">
                <text:p>-0.0000000000004259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0.00000000000042595224">
                <text:p>0.000000000000425952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-0.00000000000042599648">
                <text:p>-0.000000000000425996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0.00000000000042602809">
                <text:p>0.00000000000042602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0.0000000000004260462">
                <text:p>0.0000000000004260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0.00000000000042590437">
                <text:p>0.00000000000042590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-0.00000000000042597698">
                <text:p>-0.000000000000425976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-0.00000000000042622953">
                <text:p>-0.000000000000426229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0.00000000000042597966">
                <text:p>0.00000000000042597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0.0000000000004263176">
                <text:p>0.0000000000004263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-0.00000000000042608364">
                <text:p>-0.00000000000042608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-0.00000000000042632164">
                <text:p>-0.00000000000042632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0.00000000000042611376">
                <text:p>0.000000000000426113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0.00000000000042632944">
                <text:p>0.000000000000426329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0.00000000000042637669">
                <text:p>0.000000000000426376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-0.00000000000042624468">
                <text:p>-0.000000000000426244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">
                <text:p>1000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